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9e5fe01">1. ユーティリティ関数</text:a></text:p>
          <text:p text:style-name="Contents_20_2"><text:a xlink:type="simple" xlink:href="#org563fc77">1.1. iTerm2.app を呼び出す関数</text:a></text:p>
          <text:p text:style-name="Contents_20_2"><text:a xlink:type="simple" xlink:href="#orgfa93b18">1.2. サボっていると Kyoko さんに怒られる</text:a></text:p>
          <text:p text:style-name="Contents_20_2"><text:a xlink:type="simple" xlink:href="#org022358d">1.3. コンソールでカレントバッファのあるディレクトリに移動する</text:a></text:p>
          <text:p text:style-name="Contents_20_2"><text:a xlink:type="simple" xlink:href="#org9148021">1.4. ファイルに含まれるテーブルを使って定時にアラートを表示する</text:a></text:p>
          <text:p text:style-name="Contents_20_2"><text:a xlink:type="simple" xlink:href="#orgf85ef39">1.5. 頻繁に利用するファイルをring形式でたどる</text:a></text:p>
          <text:p text:style-name="Contents_20_2"><text:a xlink:type="simple" xlink:href="#org422b36c">1.6. 引数のorgバッファを開く</text:a></text:p>
          <text:p text:style-name="Contents_20_2"><text:a xlink:type="simple" xlink:href="#orgcc1fa26">1.7. orgバッファにいつものヘッダを追加する</text:a></text:p>
          <text:p text:style-name="Contents_20_2"><text:a xlink:type="simple" xlink:href="#orgcfbce1e">1.8. 議事録ひな形を書き入れる</text:a></text:p>
          <text:p text:style-name="Contents_20_2"><text:a xlink:type="simple" xlink:href="#org7343e70">1.9. ランダムの文字列を取得する</text:a></text:p>
          <text:p text:style-name="Contents_20_2"><text:a xlink:type="simple" xlink:href="#orgc9af58e">1.10. 行頭に" - "を挿入する</text:a></text:p>
          <text:p text:style-name="Contents_20_2"><text:a xlink:type="simple" xlink:href="#org84c6503">1.11. 日付などを簡単に挿入する</text:a></text:p>
          <text:p text:style-name="Contents_20_3"><text:a xlink:type="simple" xlink:href="#org7fafeb8">1.11.1. キーバインド</text:a></text:p>
          <text:p text:style-name="Contents_20_2"><text:a xlink:type="simple" xlink:href="#org2af9295">1.12. 定期実行関数</text:a></text:p>
          <text:p text:style-name="Contents_20_2"><text:a xlink:type="simple" xlink:href="#orgb01b9fb">1.13. ブラウザの設定</text:a></text:p>
          <text:p text:style-name="Contents_20_2"><text:a xlink:type="simple" xlink:href="#org6cf620e">1.14. ミニバッファに日時を表示</text:a></text:p>
          <text:p text:style-name="Contents_20_2"><text:a xlink:type="simple" xlink:href="#org8e39c53">1.15. バックアップファイルの削除</text:a></text:p>
          <text:p text:style-name="Contents_20_2"><text:a xlink:type="simple" xlink:href="#org66a2e32">1.16. chomp</text:a></text:p>
          <text:p text:style-name="Contents_20_2"><text:a xlink:type="simple" xlink:href="#org63b72b2">1.17. lingr にログインする</text:a></text:p>
          <text:p text:style-name="Contents_20_2"><text:a xlink:type="simple" xlink:href="#org549e6fa">1.18. 特定のファイルを Dropbox 以下にバックアップする</text:a></text:p>
          <text:p text:style-name="Contents_20_2"><text:a xlink:type="simple" xlink:href="#org90cd9c8">1.19. ゴミ箱を空にする <text:span text:style-name="OrgTags">[<text:span text:style-name="OrgTag">macOS</text:span>]</text:span></text:a></text:p>
          <text:p text:style-name="Contents_20_2"><text:a xlink:type="simple" xlink:href="#org21e1f16">1.20. 終了シーケンスのデバッグ用関数</text:a></text:p>
          <text:p text:style-name="Contents_20_2"><text:a xlink:type="simple" xlink:href="#orga8c1530">1.21. [library-p] load-path にライブラリがあるかを判定</text:a></text:p>
          <text:p text:style-name="Contents_20_2"><text:a xlink:type="simple" xlink:href="#org33eeee1">1.22. [package.el] MELPA利用設定</text:a></text:p>
          <text:p text:style-name="Contents_20_2"><text:a xlink:type="simple" xlink:href="#orgedc21e5">1.23. orgバッファを評価</text:a></text:p>
          <text:p text:style-name="Contents_20_2"><text:a xlink:type="simple" xlink:href="#org3e763ec">1.24. <text:span text:style-name="OrgTodo">TODO</text:span> リージョン内のブリッツを操作する</text:a></text:p>
          <text:p text:style-name="Contents_20_2"><text:a xlink:type="simple" xlink:href="#org6cf8be9">1.25. <text:span text:style-name="OrgTodo">TODO</text:span> " - "と" - [ ] "をサイクルさせる</text:a></text:p>
          <text:p text:style-name="Contents_20_2"><text:a xlink:type="simple" xlink:href="#orga55b53e">1.26. その他</text:a></text:p>
          <text:p text:style-name="Contents_20_2"><text:a xlink:type="simple" xlink:href="#orgfba3818">1.27. XHTMLを利用したガントチャート生成 <text:span text:style-name="OrgTags">[<text:span text:style-name="OrgTag">obsolete</text:span>]</text:span></text:a></text:p>
          <text:p text:style-name="Contents_20_2"><text:a xlink:type="simple" xlink:href="#org86ba6b6">1.28. Auto-install をセットアップする <text:span text:style-name="OrgTags">[<text:span text:style-name="OrgTag">obsolete</text:span>]</text:span></text:a></text:p>
          <text:p text:style-name="Contents_20_2"><text:a xlink:type="simple" xlink:href="#org66eb03f">1.29. org-buffer を dokuwiki 形式に変換し，kill-ring に格納 <text:span text:style-name="OrgTags">[<text:span text:style-name="OrgTag">obsolete</text:span>]</text:span></text:a></text:p>
          <text:p text:style-name="Contents_20_1"><text:a xlink:type="simple" xlink:href="#org71b8852">2. 未設定／テスト中</text:a></text:p>
          <text:p text:style-name="Contents_20_2"><text:a xlink:type="simple" xlink:href="#orgc2b7100">2.1. UUID をファイル名にして所定のディレクトリにコピー／移動</text:a></text:p>
          <text:p text:style-name="Contents_20_2"><text:a xlink:type="simple" xlink:href="#org825e2ba">2.2. byte-compile の警告を抑制する</text:a></text:p>
          <text:p text:style-name="Contents_20_2"><text:a xlink:type="simple" xlink:href="#orgeadb422">2.3. [window-resizer.el] 分割したウィンドウサイズを変更する</text:a></text:p>
          <text:p text:style-name="Contents_20_2"><text:a xlink:type="simple" xlink:href="#org14e2f50">2.4. [idle-requie]</text:a></text:p>
          <text:p text:style-name="Contents_20_2"><text:a xlink:type="simple" xlink:href="#orga175cdc">2.5. [pdf-preview]</text:a></text:p>
          <text:p text:style-name="Contents_20_2"><text:a xlink:type="simple" xlink:href="#orga477ed0">2.6. [EasyPG]</text:a></text:p>
          <text:p text:style-name="Contents_20_2"><text:a xlink:type="simple" xlink:href="#orgd8ce8e3">2.7. [eblook]</text:a></text:p>
          <text:p text:style-name="Contents_20_2"><text:a xlink:type="simple" xlink:href="#org1679c35">2.8. [iBuffer]</text:a></text:p>
          <text:p text:style-name="Contents_20_2"><text:a xlink:type="simple" xlink:href="#org502c2a2">2.9. キーバインド</text:a></text:p>
          <text:p text:style-name="Contents_20_1"><text:a xlink:type="simple" xlink:href="#org72ebe43">3. provide</text:a></text:p>
        </text:index-body>
      </text:table-of-content>
      <text:p text:style-name="Text_20_body"><text:a xlink:type="simple" xlink:href="init.htm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9e5fe01"/>
<text:bookmark text:name="org9e5fe01"/>ユーティリティ関数
<text:bookmark-end text:name="OrgXref.org9e5fe01"/></text:h>
      <text:h text:style-name="Heading_20_2" text:outline-level="2" text:is-list-header="false">
<text:bookmark-start text:name="OrgXref.org563fc77"/>
<text:bookmark text:name="org563fc77"/>iTerm2.app を呼び出す関数
<text:bookmark-end text:name="OrgXref.org563fc7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fa93b18"/>
<text:bookmark text:name="orgfa93b18"/>サボっていると Kyoko さんに怒られる
<text:bookmark-end text:name="OrgXref.orgfa93b18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my-kyoko-mad-mode</text:span><text:s/>nil)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my-kyoko-mad-mode<text:s/>(not<text:s/>my-kyoko-mad-mode))</text:p>
      <text:p text:style-name="OrgSrcBlock"><text:s/><text:s/>(message<text:s/>(concat<text:s/><text:span text:style-name="OrgSrcFontLockStringFace">"Kyoko<text:s/>mad<text:s/>mode:<text:s/>"</text:span></text:p>
      <text:p text:style-name="OrgSrcBlock"><text:s/><text:s/><text:s/><text:s/><text:s/><text:s/><text:s/><text:s/><text:s/><text:s/><text:s/><text:s/><text:s/><text:s/><text:s/><text:s/><text:s/><text:s/><text:s/>(<text:span text:style-name="OrgSrcFontLockKeywordFace">if</text:span><text:s/>my-kyoko-mad-mode<text:s/><text:span text:style-name="OrgSrcFontLockStringFace">"ON"</text:span><text:s/><text:span text:style-name="OrgSrcFontLockStringFace">"OFF"</text:span>))))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kyoko-mad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my-kyoko-mad-mode</text:p>
      <text:p text:style-name="OrgSrcBlock"><text:s/><text:s/><text:s/><text:s/>(shell-command-to-string</text:p>
      <text:p text:style-name="OrgSrcBlock"><text:s/><text:s/><text:s/><text:s/><text:s/><text:span text:style-name="OrgSrcFontLockStringFace">"say<text:s/>-v<text:s/>Kyoko<text:s/>おいおまえ，遊んでないで，仕事しろ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LastLine">(run-with-idle-timer<text:s/>600<text:s/>t<text:s/>'my-kyoko-mad)</text:p>
      <text:h text:style-name="Heading_20_2" text:outline-level="2" text:is-list-header="false">
<text:bookmark-start text:name="OrgXref.org022358d"/>
<text:bookmark text:name="org022358d"/>コンソールでカレントバッファのあるディレクトリに移動する
<text:bookmark-end text:name="OrgXref.org022358d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current-directory-in-terminal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9148021"/>
<text:bookmark text:name="org9148021"/>ファイルに含まれるテーブルを使って定時にアラートを表示する
<text:bookmark-end text:name="OrgXref.org9148021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bname<text:s/>(buffer-name)))</text:p>
      <text:p text:style-name="OrgSrcBlock"><text:s/><text:s/><text:s/><text:s/>(<text:span text:style-name="OrgSrcFontLockKeywordFace">when</text:span><text:s/>(string=<text:s/>bname<text:s/><text:span text:style-name="OrgSrcFontLockStringFace">"daily.org"</text:span>)</text:p>
      <text:p text:style-name="OrgSrcBlock"><text:s/><text:s/><text:s/><text:s/><text:s/><text:s/>(my-set-alarms-from-file<text:s/>(concat<text:s/><text:span text:style-name="OrgSrcFontLockStringFace">"~/Dropbox/org/db/"</text:span><text:s/>bname))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</text:p>
      <text:p text:style-name="OrgSrcBlock"><text:s/><text:s/><text:s/><text:s/>(message<text:s/><text:span text:style-name="OrgSrcFontLockStringFace">"Timers<text:s/>updated."</text:span>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Org<text:s/>Mode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f85ef39"/>
<text:bookmark text:name="orgf85ef39"/>頻繁に利用するファイルをring形式でたどる
<text:bookmark-end text:name="OrgXref.orgf85ef39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422b36c"/>
<text:bookmark text:name="org422b36c"/>引数のorgバッファを開く
<text:bookmark-end text:name="OrgXref.org422b36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show-org-buffer</text:span><text:s/>(file)</text:p>
      <text:p text:style-name="OrgSrcBlock"><text:s/><text:s/><text:span text:style-name="OrgSrcFontLockDocFace">"Show<text:s/>an<text:s/>org-file<text:s/>on<text:s/>the<text:s/>current<text:s/>buffer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cc1fa26"/>
<text:bookmark text:name="orgcc1fa26"/>orgバッファにいつものヘッダを追加する
<text:bookmark-end text:name="OrgXref.orgcc1fa2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cfbce1e"/>
<text:bookmark text:name="orgcfbce1e"/>議事録ひな形を書き入れる
<text:bookmark-end text:name="OrgXref.orgcfbce1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7343e70"/>
<text:bookmark text:name="org7343e70"/>ランダムの文字列を取得する
<text:bookmark-end text:name="OrgXref.org7343e70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c9af58e"/>
<text:bookmark text:name="orgc9af58e"/>行頭に" - "を挿入する
<text:bookmark-end text:name="OrgXref.orgc9af58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84c6503"/>
<text:bookmark text:name="org84c6503"/>日付などを簡単に挿入する
<text:bookmark-end text:name="OrgXref.org84c6503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/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/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7fafeb8"/>
<text:bookmark text:name="org7fafeb8"/>キーバインド
<text:bookmark-end text:name="OrgXref.org7fafeb8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2af9295"/>
<text:bookmark text:name="org2af9295"/>定期実行関数
<text:bookmark-end text:name="OrgXref.org2af9295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text:s/>'my-reload-ical-export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(<text:span text:style-name="OrgSrcFontLockKeywordFace">lambda</text:span><text:s/>()<text:s/>(<text:span text:style-name="OrgSrcFontLockKeywordFace">setq</text:span><text:s/>ox-icalendar-activate<text:s/>nil)))</text:p>
      <text:p text:style-name="OrgSrcBlock"><text:s/><text:s/>(add-hook<text:s/>'focus-out-hook<text:s/>(<text:span text:style-name="OrgSrcFontLockKeywordFace">lambda</text:span>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b01b9fb"/>
<text:bookmark text:name="orgb01b9fb"/>ブラウザの設定
<text:bookmark-end text:name="OrgXref.orgb01b9fb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6cf620e"/>
<text:bookmark text:name="org6cf620e"/>ミニバッファに日時を表示
<text:bookmark-end text:name="OrgXref.org6cf620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.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W:%W<text:s/>@"</text:span>)</text:p>
      <text:p text:style-name="OrgSrcBlockLastLine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h text:style-name="Heading_20_2" text:outline-level="2" text:is-list-header="false">
<text:bookmark-start text:name="OrgXref.org8e39c53"/>
<text:bookmark text:name="org8e39c53"/>バックアップファイルの削除
<text:bookmark-end text:name="OrgXref.org8e39c53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66a2e32"/>
<text:bookmark text:name="org66a2e32"/>chomp
<text:bookmark-end text:name="OrgXref.org66a2e32"/></text:h>
      <text:p text:style-name="Text_20_body">改行コードを削除した文字列を返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63b72b2"/>
<text:bookmark text:name="org63b72b2"/>lingr にログインする
<text:bookmark-end text:name="OrgXref.org63b72b2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549e6fa"/>
<text:bookmark text:name="org549e6fa"/>特定のファイルを Dropbox 以下にバックアップする
<text:bookmark-end text:name="OrgXref.org549e6fa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<text:span text:style-name="OrgSrcFontLockWarningFace">user-error</text:span>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90cd9c8"/>
<text:bookmark text:name="org90cd9c8"/>ゴミ箱を空にする<text:tab/><text:span text:style-name="OrgTags">[<text:span text:style-name="OrgTag">macOS</text:span>]</text:span>
<text:bookmark-end text:name="OrgXref.org90cd9c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21e1f16"/>
<text:bookmark text:name="org21e1f16"/>終了シーケンスのデバッグ用関数
<text:bookmark-end text:name="OrgXref.org21e1f1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kill-emacs</text:span><text:s/>()</text:p>
      <text:p text:style-name="OrgSrcBlock"><text:s/><text:s/><text:s/><text:s/>(switch-to-buffer<text:s/><text:span text:style-name="OrgSrcFontLockStringFace">"*Messages*"</text:span>)</text:p>
      <text:p text:style-name="OrgSrcBlock"><text:s/><text:s/><text:s/><text:s/>(message<text:s/><text:span text:style-name="OrgSrcFontLockStringFace">"3:<text:s/>%s"</text:span><text:s/>kill-emacs-hook)</text:p>
      <text:p text:style-name="OrgSrcBlock"><text:s/><text:s/><text:s/><text:s/>(y-or-n-p<text:s/><text:span text:style-name="OrgSrcFontLockStringFace">"Sure?<text:s/>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kill-emacs-hook-show</text:span><text:s/>()</text:p>
      <text:p text:style-name="OrgSrcBlock"><text:s/><text:s/><text:span text:style-name="OrgSrcFontLockDocFace">"Test<text:s/>Emacs<text:s/>killing<text:s/>sequence."</text:span></text:p>
      <text:p text:style-name="OrgSrcBlock"><text:s/><text:s/>(add-hook<text:s/>'after-init-hook</text:p>
      <text:p text:style-name="OrgSrcBlock"><text:s/><text:s/><text:s/><text:s/><text:s/><text:s/><text:s/><text:s/><text:s/><text:s/><text:s/><text:s/>(<text:span text:style-name="OrgSrcFontLockKeywordFace">lambda</text:span><text:s/>()<text:s/>(message<text:s/><text:span text:style-name="OrgSrcFontLockStringFace">"1:<text:s/>%s"</text:span><text:s/>kill-emacs-hook))<text:s/>t)</text:p>
      <text:p text:style-name="OrgSrcBlock"><text:s/><text:s/>(<text:span text:style-name="OrgSrcFontLockKeywordFace">with-eval-after-load</text:span><text:s/><text:span text:style-name="OrgSrcFontLockStringFace">"postpone"</text:span></text:p>
      <text:p text:style-name="OrgSrcBlock"><text:s/><text:s/><text:s/><text:s/>(message<text:s/><text:span text:style-name="OrgSrcFontLockStringFace">"2:<text:s/>%s"</text:span><text:s/>kill-emacs-hook))</text:p>
      <text:p text:style-name="OrgSrcBlockLastLine"><text:s/><text:s/>(add-hook<text:s/>'kill-emacs-hook<text:s/>#'my-kill-emacs))</text:p>
      <text:h text:style-name="Heading_20_2" text:outline-level="2" text:is-list-header="false">
<text:bookmark-start text:name="OrgXref.orga8c1530"/>
<text:bookmark text:name="orga8c1530"/>[library-p] load-path にライブラリがあるかを判定
<text:bookmark-end text:name="OrgXref.orga8c1530"/></text:h>
      <text:p text:style-name="Text_20_body">パッケージが <text:span text:style-name="OrgCode">load-path</text:span> に存在していて使える状態にあるかを調べます．もし存在しなければ，メッセージバッファに [NOT FOUND] を刻みます．<text:line-break/></text:p>
      <text:p text:style-name="Text_20_body"><text:span text:style-name="OrgCode">libraries</text:span> には複数のパッケージ名を指定でき，すべてが使える状態の場合のみ <text:span text:style-name="OrgCode">t</text:span> が返ります．<text:line-break/></text:p>
      <text:p text:style-name="Text_20_body"><text:span text:style-name="OrgCode">"org"</text:span> を渡したり， <text:span text:style-name="OrgCode">'("org" "helm")</text:span> を渡したりできま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library-p</text:span><text:s/>(libraries)</text:p>
      <text:p text:style-name="OrgSrcBlock"><text:s/><text:s/><text:span text:style-name="OrgSrcFontLockDocFace">"Return<text:s/>t<text:s/>when<text:s/>every<text:s/>specified<text:s/>library<text:s/>can<text:s/>be<text:s/>located.<text:s/>"</text:span></text:p>
      <text:p text:style-name="OrgSrcBlock"><text:s/><text:s/>(<text:span text:style-name="OrgSrcFontLockKeywordFace">let</text:span><text:s/>((result<text:s/>t))</text:p>
      <text:p text:style-name="OrgSrcBlock"><text:s/><text:s/><text:s/><text:s/>(mapc<text:s/>(<text:span text:style-name="OrgSrcFontLockKeywordFace">lambda</text:span><text:s/>(library)</text:p>
      <text:p text:style-name="OrgSrcBlock"><text:s/><text:s/><text:s/><text:s/><text:s/><text:s/><text:s/><text:s/><text:s/><text:s/><text:s/><text:s/>(<text:span text:style-name="OrgSrcFontLockKeywordFace">unless</text:span><text:s/>(locate-library<text:s/>library)</text:p>
      <text:p text:style-name="OrgSrcBlock"><text:s/><text:s/><text:s/><text:s/><text:s/><text:s/><text:s/><text:s/><text:s/><text:s/><text:s/><text:s/><text:s/><text:s/>(message<text:s/><text:span text:style-name="OrgSrcFontLockStringFace">"---<text:s/>NOT<text:s/>FOUND:<text:s/>%s"</text:span><text:s/>library)</text:p>
      <text:p text:style-name="OrgSrcBlock"><text:s/><text:s/><text:s/><text:s/><text:s/><text:s/><text:s/><text:s/><text:s/><text:s/><text:s/><text:s/><text:s/><text:s/>(<text:span text:style-name="OrgSrcFontLockKeywordFace">setq</text:span><text:s/>result<text:s/>nil)))</text:p>
      <text:p text:style-name="OrgSrcBlock"><text:s/><text:s/><text:s/><text:s/><text:s/><text:s/><text:s/><text:s/><text:s/><text:s/>(<text:span text:style-name="OrgSrcFontLockKeywordFace">if</text:span><text:s/>(listp<text:s/>libraries)</text:p>
      <text:p text:style-name="OrgSrcBlock"><text:s/><text:s/><text:s/><text:s/><text:s/><text:s/><text:s/><text:s/><text:s/><text:s/><text:s/><text:s/><text:s/><text:s/>libraries</text:p>
      <text:p text:style-name="OrgSrcBlock"><text:s/><text:s/><text:s/><text:s/><text:s/><text:s/><text:s/><text:s/><text:s/><text:s/><text:s/><text:s/>(list<text:s/>libraries)))</text:p>
      <text:p text:style-name="OrgSrcBlockLastLine"><text:s/><text:s/><text:s/><text:s/>result))</text:p>
      <text:h text:style-name="Heading_20_2" text:outline-level="2" text:is-list-header="false">
<text:bookmark-start text:name="OrgXref.org33eeee1"/>
<text:bookmark text:name="org33eeee1"/>[package.el] MELPA利用設定
<text:bookmark-end text:name="OrgXref.org33eeee1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setup-package-el</text:span><text:s/>()</text:p>
      <text:p text:style-name="OrgSrcBlock"><text:s/><text:s/><text:span text:style-name="OrgSrcFontLockDocFace">"Setting<text:s/>up<text:s/>for<text:s/>installing<text:s/>packages<text:s/>via<text:s/>built-in<text:s/>package.el.</text:span></text:p>
      <text:p text:style-name="OrgSrcBlock"><text:span text:style-name="OrgSrcFontLockDocFace">Downloaded<text:s/>packages<text:s/>will<text:s/>be<text:s/>stored<text:s/>under<text:s/>~/.eamcs.d/elpa."</text:span>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package</text:span><text:s/>nil<text:s/>t)</text:p>
      <text:p text:style-name="OrgSrcBlock"><text:s/><text:s/><text:s/><text:s/><text:s/><text:s/><text:s/><text:s/><text:s/><text:s/><text:s/><text:s/><text:s/>(boundp<text:s/>'package-archives))</text:p>
      <text:p text:style-name="OrgSrcBlock"><text:s/><text:s/><text:s/><text:s/>(<text:span text:style-name="OrgSrcFontLockKeywordFace">let*</text:span><text:s/>((no-ssl<text:s/>(<text:span text:style-name="OrgSrcFontLockKeywordFace">and</text:span><text:s/>(memq<text:s/>system-type<text:s/>'(windows-nt<text:s/>ms-dos))</text:p>
      <text:p text:style-name="OrgSrcBlock"><text:s/><text:s/><text:s/><text:s/><text:s/><text:s/><text:s/><text:s/><text:s/><text:s/><text:s/><text:s/><text:s/><text:s/><text:s/><text:s/><text:s/><text:s/><text:s/><text:s/><text:s/><text:s/><text:s/><text:s/>(not<text:s/>(gnutls-available-p))))</text:p>
      <text:p text:style-name="OrgSrcBlock"><text:s/><text:s/><text:s/><text:s/><text:s/><text:s/><text:s/><text:s/><text:s/><text:s/><text:s/>(proto<text:s/>(<text:span text:style-name="OrgSrcFontLockKeywordFace">if</text:span><text:s/>no-ssl<text:s/><text:span text:style-name="OrgSrcFontLockStringFace">"http"</text:span><text:s/><text:span text:style-name="OrgSrcFontLockStringFace">"https"</text:span>)))</text:p>
      <text:p text:style-name="OrgSrcBlock"><text:s/><text:s/><text:s/><text:s/><text:s/><text:s/>(add-to-list<text:s/>'package-archives</text:p>
      <text:p text:style-name="OrgSrcBlock"><text:s/><text:s/><text:s/><text:s/><text:s/><text:s/><text:s/><text:s/><text:s/><text:s/><text:s/><text:s/><text:s/><text:s/><text:s/><text:s/><text:s/><text:s/><text:s/>(cons<text:s/><text:span text:style-name="OrgSrcFontLockStringFace">"melpa"</text:span><text:s/>(concat<text:s/>proto<text:s/><text:span text:style-name="OrgSrcFontLockStringFace">"://melpa.org/packages/"</text:span>))<text:s/>t)</text:p>
      <text:p text:style-name="OrgSrcBlock"><text:s/><text:s/><text:s/><text:s/><text:s/><text:s/>(add-to-list<text:s/>'package-archives</text:p>
      <text:p text:style-name="OrgSrcBlock"><text:s/><text:s/><text:s/><text:s/><text:s/><text:s/><text:s/><text:s/><text:s/><text:s/><text:s/><text:s/><text:s/><text:s/><text:s/><text:s/><text:s/><text:s/><text:s/>(cons<text:s/><text:span text:style-name="OrgSrcFontLockStringFace">"takaxp"</text:span><text:s/><text:span text:style-name="OrgSrcFontLockStringFace">"~/devel/git/melpa/packages/"</text:span>)<text:s/>t))</text:p>
      <text:p text:style-name="OrgSrcBlockLastLine"><text:s/><text:s/><text:s/><text:s/>(package-initialize)))</text:p>
      <text:h text:style-name="Heading_20_2" text:outline-level="2" text:is-list-header="false">
<text:bookmark-start text:name="OrgXref.orgedc21e5"/>
<text:bookmark text:name="orgedc21e5"/>orgバッファを評価
<text:bookmark-end text:name="OrgXref.orgedc21e5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2" text:outline-level="2" text:is-list-header="false">
<text:bookmark-start text:name="OrgXref.org3e763ec"/>
<text:bookmark text:name="org3e763ec"/><text:span text:style-name="OrgTodo">TODO</text:span> リージョン内のブリッツを操作する
<text:bookmark-end text:name="OrgXref.org3e763e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6cf8be9"/>
<text:bookmark text:name="org6cf8be9"/><text:span text:style-name="OrgTodo">TODO</text:span> " - "と" - [ ] "をサイクルさせる
<text:bookmark-end text:name="OrgXref.org6cf8be9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a55b53e"/>
<text:bookmark text:name="orga55b53e"/>その他
<text:bookmark-end text:name="OrgXref.orga55b53e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2" text:outline-level="2" text:is-list-header="false">
<text:bookmark-start text:name="OrgXref.orgfba3818"/>
<text:bookmark text:name="orgfba3818"/>XHTMLを利用したガントチャート生成<text:tab/><text:span text:style-name="OrgTags">[<text:span text:style-name="OrgTag">obsolete</text:span>]</text:span>
<text:bookmark-end text:name="OrgXref.orgfba3818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un</text:span><text:s/><text:span text:style-name="OrgSrcFontLockFunctionNameFace">export-timeline-business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open<text:s/>"</text:span><text:s/>default-timeline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86ba6b6"/>
<text:bookmark text:name="org86ba6b6"/>Auto-install をセットアップする<text:tab/><text:span text:style-name="OrgTags">[<text:span text:style-name="OrgTag">obsolete</text:span>]</text:span>
<text:bookmark-end text:name="OrgXref.org86ba6b6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66eb03f"/>
<text:bookmark text:name="org66eb03f"/>org-buffer を dokuwiki 形式に変換し，kill-ring に格納<text:tab/><text:span text:style-name="OrgTags">[<text:span text:style-name="OrgTag">obsolete</text:span>]</text:span>
<text:bookmark-end text:name="OrgXref.org66eb03f"/></text:h>
      <text:p text:style-name="Text_20_body">外部プログラム<text:a xlink:type="simple" xlink:href="https://gist.github.com/1369417">org2dokuwiki.pl</text:a>を使いま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1" text:outline-level="1" text:is-list-header="false">
<text:bookmark-start text:name="OrgXref.org71b8852"/>
<text:bookmark text:name="org71b8852"/>未設定／テスト中
<text:bookmark-end text:name="OrgXref.org71b8852"/></text:h>
      <text:h text:style-name="Heading_20_2" text:outline-level="2" text:is-list-header="false">
<text:bookmark-start text:name="OrgXref.orgc2b7100"/>
<text:bookmark text:name="orgc2b7100"/>UUID をファイル名にして所定のディレクトリにコピー／移動
<text:bookmark-end text:name="OrgXref.orgc2b7100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825e2ba"/>
<text:bookmark text:name="org825e2ba"/>byte-compile の警告を抑制する
<text:bookmark-end text:name="OrgXref.org825e2ba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eadb422"/>
<text:bookmark text:name="orgeadb422"/>[window-resizer.el] 分割したウィンドウサイズを変更する
<text:bookmark-end text:name="OrgXref.orgeadb422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14e2f50"/>
<text:bookmark text:name="org14e2f50"/>[idle-requie]
<text:bookmark-end text:name="OrgXref.org14e2f50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a175cdc"/>
<text:bookmark text:name="orga175cdc"/>[pdf-preview]
<text:bookmark-end text:name="OrgXref.orga175cdc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a477ed0"/>
<text:bookmark text:name="orga477ed0"/>[EasyPG]
<text:bookmark-end text:name="OrgXref.orga477ed0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d8ce8e3"/>
<text:bookmark text:name="orgd8ce8e3"/>[eblook]
<text:bookmark-end text:name="OrgXref.orgd8ce8e3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1679c35"/>
<text:bookmark text:name="org1679c35"/>[iBuffer]
<text:bookmark-end text:name="OrgXref.org1679c35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502c2a2"/>
<text:bookmark text:name="org502c2a2"/>キーバインド
<text:bookmark-end text:name="OrgXref.org502c2a2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72ebe43"/>
<text:bookmark text:name="org72ebe43"/>provide
<text:bookmark-end text:name="OrgXref.org72ebe43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cfcb90"/>
    </style:style>
    <style:style style:name="OrgSrcFontLockConstantFace" style:family="text">
      <style:text-properties fo:color="#d19a66"/>
    </style:style>
    <style:style style:name="OrgSrcFontLockNegationCharFace" style:family="text">
      <style:text-properties fo:color="#abb2bf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56b6c2"/>
    </style:style>
    <style:style style:name="OrgSrcFontLockDocFace" style:family="text">
      <style:text-properties fo:color="#98c379"/>
    </style:style>
    <style:style style:name="OrgSrcFontLockVariableNameFace" style:family="text">
      <style:text-properties fo:color="#e5c07b"/>
    </style:style>
    <style:style style:name="OrgSrcFontLockStringFace" style:family="text">
      <style:text-properties fo:color="#98c379"/>
    </style:style>
    <style:style style:name="OrgSrcFontLockFunctionNameFace" style:family="text">
      <style:text-properties fo:color="#61afef"/>
    </style:style>
    <style:style style:name="OrgSrcFontLockKeywordFace" style:family="text">
      <style:text-properties fo:color="#c678dd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FontLockWarningFace" style:family="text">
      <style:text-properties fo:color="#ff982d"/>
    </style:style>
    <style:style style:name="OrgSrcFontLockCommentFace" style:family="text">
      <style:text-properties fo:color="#5c6370"/>
    </style:style>
    <style:style style:name="OrgSrcFontLockCommentDelimiterFace" style:family="text">
      <style:text-properties fo:color="#5c637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9-02-02T03:16:20</dc:date>
    <meta:creation-date>2019-02-02T03:16:20</meta:creation-date>
    <meta:generator>Emacs 26.1.91 (Org mode 9.2)</meta:generator>
    <meta:keyword/>
    <dc:subject/>
    <dc:title>ユーティリティ関数群</dc:title>
  </office:meta>
</office:document-meta>
</file>